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0398in" fo:margin-bottom="0.0398in" loext:contextual-spacing="false"/>
      <style:text-properties officeooo:rsid="00058ee6" officeooo:paragraph-rsid="00058ee6"/>
    </style:style>
    <style:style style:name="P2" style:family="paragraph" style:parent-style-name="Standard">
      <style:paragraph-properties fo:margin-top="0.0398in" fo:margin-bottom="0.0398in" loext:contextual-spacing="false"/>
      <style:text-properties officeooo:rsid="000756d7" officeooo:paragraph-rsid="000756d7"/>
    </style:style>
    <style:style style:name="P3" style:family="paragraph" style:parent-style-name="Standard">
      <style:paragraph-properties fo:margin-top="0.0398in" fo:margin-bottom="0.0398in" loext:contextual-spacing="false"/>
      <style:text-properties officeooo:rsid="000a2a3a" officeooo:paragraph-rsid="000a2a3a"/>
    </style:style>
    <style:style style:name="P4" style:family="paragraph" style:parent-style-name="Standard" style:list-style-name="L1">
      <style:paragraph-properties fo:margin-top="0.0398in" fo:margin-bottom="0.0398in" loext:contextual-spacing="false"/>
      <style:text-properties officeooo:rsid="00058ee6" officeooo:paragraph-rsid="00058ee6"/>
    </style:style>
    <style:style style:name="P5" style:family="paragraph" style:parent-style-name="Standard" style:list-style-name="L1">
      <style:paragraph-properties fo:margin-top="0.0398in" fo:margin-bottom="0.0398in" loext:contextual-spacing="false"/>
      <style:text-properties officeooo:rsid="0005cb04" officeooo:paragraph-rsid="0005cb04"/>
    </style:style>
    <style:style style:name="P6" style:family="paragraph" style:parent-style-name="Standard" style:list-style-name="L1">
      <style:paragraph-properties fo:margin-top="0.0398in" fo:margin-bottom="0.0398in" loext:contextual-spacing="false"/>
      <style:text-properties officeooo:rsid="0005cb04" officeooo:paragraph-rsid="00065650"/>
    </style:style>
    <style:style style:name="P7" style:family="paragraph" style:parent-style-name="Standard" style:list-style-name="L1">
      <style:paragraph-properties fo:margin-top="0.0398in" fo:margin-bottom="0.0398in" loext:contextual-spacing="false"/>
      <style:text-properties officeooo:rsid="00065650" officeooo:paragraph-rsid="00065650"/>
    </style:style>
    <style:style style:name="P8" style:family="paragraph" style:parent-style-name="Standard" style:list-style-name="L1">
      <style:paragraph-properties fo:margin-top="0.0398in" fo:margin-bottom="0.0398in" loext:contextual-spacing="false"/>
      <style:text-properties officeooo:rsid="00074a17" officeooo:paragraph-rsid="00074a17"/>
    </style:style>
    <style:style style:name="P9" style:family="paragraph" style:parent-style-name="Standard" style:list-style-name="L1">
      <style:paragraph-properties fo:margin-top="0.0398in" fo:margin-bottom="0.0398in" loext:contextual-spacing="false"/>
      <style:text-properties officeooo:rsid="000a2a3a" officeooo:paragraph-rsid="000a2a3a"/>
    </style:style>
    <style:style style:name="P10" style:family="paragraph" style:parent-style-name="Standard" style:list-style-name="L2">
      <style:paragraph-properties fo:margin-top="0.0398in" fo:margin-bottom="0.0398in" loext:contextual-spacing="false"/>
      <style:text-properties officeooo:rsid="000a2a3a" officeooo:paragraph-rsid="000a2a3a"/>
    </style:style>
    <style:style style:name="P11" style:family="paragraph" style:parent-style-name="Standard" style:list-style-name="L1">
      <style:paragraph-properties fo:margin-top="0.0398in" fo:margin-bottom="0.0398in" loext:contextual-spacing="false"/>
      <style:text-properties officeooo:rsid="0010a823" officeooo:paragraph-rsid="0010a823"/>
    </style:style>
    <style:style style:name="P12" style:family="paragraph" style:parent-style-name="Standard" style:list-style-name="L2">
      <style:paragraph-properties fo:margin-top="0.0398in" fo:margin-bottom="0.0398in" loext:contextual-spacing="false"/>
      <style:text-properties officeooo:rsid="000b0540" officeooo:paragraph-rsid="000b0540"/>
    </style:style>
    <style:style style:name="P13" style:family="paragraph" style:parent-style-name="Standard" style:list-style-name="L2">
      <style:paragraph-properties fo:margin-top="0.0398in" fo:margin-bottom="0.0398in" loext:contextual-spacing="false"/>
      <style:text-properties officeooo:rsid="000c36da" officeooo:paragraph-rsid="000c36da"/>
    </style:style>
    <style:style style:name="P14" style:family="paragraph" style:parent-style-name="Standard" style:list-style-name="L2">
      <style:paragraph-properties fo:margin-top="0.0398in" fo:margin-bottom="0.0398in" loext:contextual-spacing="false"/>
      <style:text-properties officeooo:rsid="000e09ed" officeooo:paragraph-rsid="000e09ed"/>
    </style:style>
    <style:style style:name="P15" style:family="paragraph" style:parent-style-name="Standard" style:list-style-name="L2">
      <style:paragraph-properties fo:margin-top="0.0398in" fo:margin-bottom="0.0398in" loext:contextual-spacing="false"/>
      <style:text-properties officeooo:rsid="00120327" officeooo:paragraph-rsid="00120327"/>
    </style:style>
    <style:style style:name="P16" style:family="paragraph" style:parent-style-name="Standard" style:list-style-name="L2">
      <style:paragraph-properties fo:margin-top="0.0398in" fo:margin-bottom="0.0398in" loext:contextual-spacing="false"/>
      <style:text-properties officeooo:rsid="000e8b27" officeooo:paragraph-rsid="000e8b27"/>
    </style:style>
    <style:style style:name="P17" style:family="paragraph" style:parent-style-name="Standard" style:list-style-name="L2">
      <style:paragraph-properties fo:margin-top="0.0398in" fo:margin-bottom="0.0398in" loext:contextual-spacing="false"/>
      <style:text-properties officeooo:rsid="0012c0b2" officeooo:paragraph-rsid="0012c0b2"/>
    </style:style>
    <style:style style:name="P18" style:family="paragraph" style:parent-style-name="Standard" style:list-style-name="L2">
      <style:paragraph-properties fo:margin-top="0.0398in" fo:margin-bottom="0.0398in" loext:contextual-spacing="false"/>
      <style:text-properties fo:font-weight="bold" officeooo:rsid="000a2a3a" officeooo:paragraph-rsid="000a2a3a" style:font-weight-asian="bold" style:font-weight-complex="bold"/>
    </style:style>
    <style:style style:name="P19" style:family="paragraph" style:parent-style-name="Standard" style:list-style-name="L2">
      <style:paragraph-properties fo:margin-top="0.0398in" fo:margin-bottom="0.0398in" loext:contextual-spacing="false"/>
      <style:text-properties fo:font-weight="bold" officeooo:rsid="0013bd57" officeooo:paragraph-rsid="0013bd57" style:font-weight-asian="bold" style:font-weight-complex="bold"/>
    </style:style>
    <style:style style:name="P20" style:family="paragraph" style:parent-style-name="Standard" style:list-style-name="L2">
      <style:paragraph-properties fo:margin-top="0.0398in" fo:margin-bottom="0.0398in" loext:contextual-spacing="false"/>
      <style:text-properties officeooo:rsid="00135c1f" officeooo:paragraph-rsid="00135c1f"/>
    </style:style>
    <style:style style:name="P21" style:family="paragraph" style:parent-style-name="Standard" style:list-style-name="L2">
      <style:paragraph-properties fo:margin-top="0.0398in" fo:margin-bottom="0.0398in" loext:contextual-spacing="false"/>
      <style:text-properties officeooo:rsid="0013bd57" officeooo:paragraph-rsid="0013bd57"/>
    </style:style>
    <style:style style:name="P22" style:family="paragraph" style:parent-style-name="Standard" style:list-style-name="L2">
      <style:paragraph-properties fo:margin-top="0.0398in" fo:margin-bottom="0.0398in" loext:contextual-spacing="false"/>
      <style:text-properties officeooo:rsid="0014c20d" officeooo:paragraph-rsid="0014c20d"/>
    </style:style>
    <style:style style:name="P23" style:family="paragraph" style:parent-style-name="Standard" style:list-style-name="L2">
      <style:paragraph-properties fo:margin-top="0.0398in" fo:margin-bottom="0.0398in" loext:contextual-spacing="false"/>
      <style:text-properties officeooo:paragraph-rsid="0014c20d"/>
    </style:style>
    <style:style style:name="T1" style:family="text">
      <style:text-properties officeooo:rsid="0005cb04"/>
    </style:style>
    <style:style style:name="T2" style:family="text">
      <style:text-properties fo:font-weight="bold" style:font-weight-asian="bold" style:font-weight-complex="bold"/>
    </style:style>
    <style:style style:name="T3" style:family="text">
      <style:text-properties officeooo:rsid="00065650"/>
    </style:style>
    <style:style style:name="T4" style:family="text">
      <style:text-properties officeooo:rsid="00074872"/>
    </style:style>
    <style:style style:name="T5" style:family="text">
      <style:text-properties officeooo:rsid="000b0540"/>
    </style:style>
    <style:style style:name="T6" style:family="text">
      <style:text-properties officeooo:rsid="0011dc7e"/>
    </style:style>
    <style:style style:name="T7" style:family="text">
      <style:text-properties officeooo:rsid="00120327"/>
    </style:style>
    <style:style style:name="T8" style:family="text">
      <style:text-properties officeooo:rsid="0012c0b2"/>
    </style:style>
    <style:style style:name="T9" style:family="text">
      <style:text-properties officeooo:rsid="0014c20d"/>
    </style:style>
    <style:style style:name="T10" style:family="text">
      <style:text-properties style:font-name="Liberation Serif"/>
    </style:style>
    <style:style style:name="T11" style:family="text">
      <style:text-properties style:font-name="Liberation Serif" officeooo:rsid="0014c20d"/>
    </style:style>
    <style:style style:name="T12" style:family="text">
      <style:text-properties style:font-name="Liberation Serif" fo:font-size="12pt" style:font-size-asian="12pt" style:font-size-complex="12pt"/>
    </style:style>
    <style:style style:name="T13" style:family="text">
      <style:text-properties style:font-name="Liberation Serif" fo:font-size="12pt" officeooo:rsid="0014c20d" style:font-size-asian="12pt" style:font-size-complex="12pt"/>
    </style:style>
    <style:style style:name="T14" style:family="text">
      <style:text-properties style:font-name="Liberation Serif" fo:font-size="12pt" officeooo:rsid="0015bef4" style:font-size-asian="12pt" style:font-size-complex="12pt"/>
    </style:style>
    <style:style style:name="T15" style:family="text">
      <style:text-properties fo:font-size="12pt" officeooo:rsid="0015bef4" style:font-size-asian="12pt" style:font-size-complex="12pt"/>
    </style:style>
    <style:style style:name="T16" style:family="text">
      <style:text-properties fo:color="#000000" style:font-name="Liberation Serif" fo:font-size="12pt" officeooo:rsid="0015bef4"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duction</text:p>
      <text:list xml:id="list808659082" text:style-name="L1">
        <text:list-item>
          <text:p text:style-name="P4">ccdproc</text:p>
          <text:list>
            <text:list-item>
              <text:p text:style-name="P4"><text:span text:style-name="T2">CCDData</text:span> – a class which includes the uncertainty, units, and methods for arithmetic manipulation of images</text:p>
              <text:list>
                <text:list-item>
                  <text:p text:style-name="P4">image = astr<text:span text:style-name="T1">opy.nddata.CCDData.read(‘wolf.fits’,unit=”electron”)</text:span></text:p>
                  <text:list>
                    <text:list-item>
                      <text:p text:style-name="P5">CCDData object subsection = image[:, 1:-3]</text:p>
                    </text:list-item>
                    <text:list-item>
                      <text:p text:style-name="P5">numpy array of the subsection = image.data[:, 1:-3]</text:p>
                    </text:list-item>
                  </text:list>
                </text:list-item>
                <text:list-item>
                  <text:p text:style-name="P5">parameters</text:p>
                  <text:list>
                    <text:list-item>
                      <text:p text:style-name="P5">data (image or image.data, see above)</text:p>
                    </text:list-item>
                    <text:list-item>
                      <text:p text:style-name="P6">uncertainty <text:span text:style-name="T3">(cannot handle correlation determination itself)</text:span>: </text:p>
                      <text:list>
                        <text:list-item>
                          <text:p text:style-name="P6">for image.data, uncertainty is stored as StdUncertainty. <text:span text:style-name="T3">unit=’m’</text:span></text:p>
                        </text:list-item>
                        <text:list-item>
                          <text:p text:style-name="P6">For CCDData objects, we can use Variance Uncertainty (assuming first order Gaussian error propogation, <text:span text:style-name="T3">uses NDData which contains numpy array datasets and their uncertaintly, mask, unit, coordinate system, and further meta info). To use, input something like “ndd.uncertainty = VarianceUncertainty([0.04], unit=’m**2’, copy=True)”</text:span></text:p>
                        </text:list-item>
                        <text:list-item>
                          <text:p text:style-name="P6">InverseVariance <text:span text:style-name="T3">unit=’1/m**2’</text:span></text:p>
                        </text:list-item>
                      </text:list>
                    </text:list-item>
                    <text:list-item>
                      <text:p text:style-name="P7">mask (mask given as a boolean numpy array with matching shape. Values must be false when the data is valid and true when it is not). <text:span text:style-name="T4">Example: np.ndarray(shape=(2,2), buffer=np.array([1,2,3]), offset=np.int_().itemsize, dtype=int), where the offset is skipping the first element</text:span></text:p>
                    </text:list-item>
                    <text:list-item>
                      <text:p text:style-name="P7">flags <text:span text:style-name="T4">(numpy array of any type with shape matching the data, giving info about each pixel)</text:span></text:p>
                    </text:list-item>
                    <text:list-item>
                      <text:p text:style-name="P7">wcs <text:span text:style-name="T4">(object containing the coordinate system for the data)</text:span></text:p>
                    </text:list-item>
                    <text:list-item>
                      <text:p text:style-name="P7">meta <text:span text:style-name="T4">(all info included with the object, like exposure time, filter, telescope, etc.)</text:span></text:p>
                    </text:list-item>
                  </text:list>
                </text:list-item>
                <text:list-item>
                  <text:p text:style-name="P8">For plotting: x = CCDData(*insert array*, unit=’adu’) <text:s text:c="2"/>// <text:s text:c="2"/>plt.imshow(x)</text:p>
                </text:list-item>
                <text:list-item>
                  <text:p text:style-name="P8">the method to_hdu creates an HDUList object from a CCDData object</text:p>
                </text:list-item>
              </text:list>
            </text:list-item>
            <text:list-item>
              <text:p text:style-name="P4"><text:span text:style-name="T2">ImageFileCollection</text:span> – a class which can iterate over multiple files (with glob), providing a table containing keywords in the files’ fits headers</text:p>
              <text:list>
                <text:list-item>
                  <text:p text:style-name="P9">it doesn’t work and I hate it</text:p>
                </text:list-item>
                <text:list-item>
                  <text:p text:style-name="P9">it sort of worked for the biases, but the flat fits headers had incomplete values for keywords starting with CD1 and CD2, and no matter how hard I tried, I could not for the life of me create a table with the keyword values I wanted (filter, imagetyp, and exposure time).</text:p>
                </text:list-item>
                <text:list-item>
                  <text:p text:style-name="P11">This would’ve been SUPER useful for getting a master_flat but I gave up on <text:span text:style-name="T6">using wcs to clip certain columns out of the header</text:span></text:p>
                </text:list-item>
              </text:list>
            </text:list-item>
            <text:list-item>
              <text:p text:style-name="P4"><text:span text:style-name="T2">Combiner</text:span> – clipping/combining data</text:p>
              <text:list>
                <text:list-item>
                  <text:p text:style-name="P9">only used once, after using imagefilecollection on a folder of biases, created a combined image of biases and used .average_combine()</text:p>
                </text:list-item>
              </text:list>
            </text:list-item>
          </text:list>
        </text:list-item>
      </text:list>
      <text:p text:style-name="P2"><text:soft-page-break/></text:p>
      <text:p text:style-name="P3">Photometry</text:p>
      <text:list xml:id="list1427160360" text:style-name="L2">
        <text:list-item>
          <text:p text:style-name="P10">photutils</text:p>
          <text:list>
            <text:list-item>
              <text:p text:style-name="P10"><text:span text:style-name="T2">Background estimation</text:span> – <text:span text:style-name="T5">no one method will fit every sky. This module provides tools for estimating the background noise in the data with scalar estimation (sigma clipping and simple stats) and 2D noise estimation (masking and plotting).</text:span></text:p>
              <text:list>
                <text:list-item>
                  <text:p text:style-name="P12">Sigma clipping is essential, as taking the image median includes sources themselves. By removing the sources (outliers) from the data, we get a more accurate image of the sky.</text:p>
                </text:list-item>
                <text:list-item>
                  <text:p text:style-name="P13">sigma_clipped_stats is a simple function for retrieving the new mean/media/std of a data set when excluding sigma=x</text:p>
                </text:list-item>
                <text:list-item>
                  <text:p text:style-name="P13">make_source_mask is a function which excludes the sources by masking them. It begins with an estimation of background levels. Sources are then identified using image segmentation. Then the masks dilate to hide the regions around the sources.</text:p>
                </text:list-item>
                <text:list-item>
                  <text:p text:style-name="P14">Background2D is a class that divides the image into subsections, sigma clip each portion of the grid, combine for a “low-resolution background image”.</text:p>
                  <text:list>
                    <text:list-item>
                      <text:p text:style-name="P14">box_size = larger than the typical size of sources, but small enough to encapsulate background variation (use edge_method<text:span text:style-name="T7">)</text:span></text:p>
                    </text:list-item>
                    <text:list-item>
                      <text:p text:style-name="P15">To estimate the background radiation before calculating it for each portion, one can set bkg_estimator equal to SExtractorBackground which estimates the background to be (2.5*median) – (1.5*mean).</text:p>
                    </text:list-item>
                  </text:list>
                </text:list-item>
                <text:list-item>
                  <text:p text:style-name="P16">the filter used is Johnson-Cousins RC, which is broadband. I chose to use simple scalar estimation with sigma clipping, since the image only contains a few stairs (no extended sources)</text:p>
                </text:list-item>
                <text:list-item>
                  <text:p text:style-name="P16">The low-resolution background and background RMS images are resized to the original data size using “<text:span text:style-name="T7">i</text:span>nterpolator”</text:p>
                </text:list-item>
              </text:list>
            </text:list-item>
            <text:list-item>
              <text:p text:style-name="P10"><text:span text:style-name="T2">Source detection</text:span> – <text:span text:style-name="T8">provides two functions (DAOFIND and IRAF’s starfind) in order to detect point-like sources above a certain threshold. </text:span></text:p>
              <text:list>
                <text:list-item>
                  <text:p text:style-name="P17">DAOStarFinder searches the image for local density maxima that have a peak amplitude greater than the specified threshold, and have a 2D gaussian shape. It also gives a table providing general roundness and sharpness</text:p>
                </text:list-item>
                <text:list-item>
                  <text:p text:style-name="P17">IRAFStarFinder is fundamentally similar, but can use an elliptical Gaussian kernel instead of a circular one, along with being able to calculate centroids.</text:p>
                </text:list-item>
              </text:list>
            </text:list-item>
            <text:list-item>
              <text:p text:style-name="P18">Aperture Photometry</text:p>
              <text:list>
                <text:list-item>
                  <text:p text:style-name="P20">Uses the position of sources given by the above methods, and spits out tables of values for each source. Valuable for when accurate, source-based reduction is applicable</text:p>
                </text:list-item>
              </text:list>
            </text:list-item>
            <text:list-item>
              <text:p text:style-name="P19">PSF (Point Spread Function) Photometry</text:p>
              <text:list>
                <text:list-item>
                  <text:p text:style-name="P21">Defined in this module to be the “infinite resolution and infinite signal-to-noise flux distribution from a point source on the detector”. </text:p>
                </text:list-item>
                <text:list-item>
                  <text:p text:style-name="P22">DAOPhotPSFPhotometry</text:p>
                  <text:list>
                    <text:list-item>
                      <text:p text:style-name="P22"><text:soft-page-break/>first, need to estimate the scalar and 2D backgrounds, and the positions of potential sources, using methods described above.</text:p>
                    </text:list-item>
                    <text:list-item>
                      <text:p text:style-name="P22">After this, a clustering algorithm sorts the sources according to distance, which reduces the dimensions of the parameter space.</text:p>
                    </text:list-item>
                    <text:list-item>
                      <text:p text:style-name="P22">Next, these groups are subtracted from the given image.</text:p>
                    </text:list-item>
                    <text:list-item>
                      <text:p text:style-name="P22">This occurs over and over until all sourc<text:span text:style-name="T12">es are removed</text:span></text:p>
                    </text:list-item>
                  </text:list>
                </text:list-item>
                <text:list-item>
                  <text:p text:style-name="P23"><text:span text:style-name="T13">Can use BasicPSFPhotometry, </text:span><text:span text:style-name="Source_20_Text"><text:span text:style-name="T12">IterativelySubtractedPSFPhotometry </text:span></text:span><text:span text:style-name="Source_20_Text"><text:span text:style-name="T14">(which has the same parameters as the basic o</text:span></text:span><text:span text:style-name="Source_20_Text"><text:span text:style-name="T16">ne except for number of iterations), or DAOPhotPSFPhotometry (not useful in this case)</text:span></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8T14:30:12.028299008</meta:creation-date>
    <dc:date>2019-05-30T23:28:59.972790404</dc:date>
    <meta:editing-duration>PT17H26M6S</meta:editing-duration>
    <meta:editing-cycles>7</meta:editing-cycles>
    <meta:generator>LibreOffice/6.0.7.3$Linux_X86_64 LibreOffice_project/00m0$Build-3</meta:generator>
    <meta:document-statistic meta:table-count="0" meta:image-count="0" meta:object-count="0" meta:page-count="3" meta:paragraph-count="48" meta:word-count="816" meta:character-count="5248" meta:non-whitespace-character-count="4513"/>
  </office:meta>
</office:document-meta>
</file>